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number-columns-repeated="11" table:default-cell-style-name="Default"/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487804878" calcext:value-type="float">
            <text:p>1.0487804878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10975609756" calcext:value-type="float">
            <text:p>1.1097560976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32" calcext:value-type="float">
            <text:p>63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9756097561" calcext:value-type="float">
            <text:p>1.0975609756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05" calcext:value-type="float">
            <text:p>60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1219512195" calcext:value-type="float">
            <text:p>1.012195122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93" calcext:value-type="float">
            <text:p>59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487804878" calcext:value-type="float">
            <text:p>1.0487804878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07" calcext:value-type="float">
            <text:p>6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6097560976" calcext:value-type="float">
            <text:p>1.0609756098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60" calcext:value-type="float">
            <text:p>66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float" office:value="1.20731707317" calcext:value-type="float">
            <text:p>1.2073170732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37" calcext:value-type="float">
            <text:p>63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float" office:value="1.32926829268" calcext:value-type="float">
            <text:p>1.3292682927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03" calcext:value-type="float">
            <text:p>6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24390243902" calcext:value-type="float">
            <text:p>1.243902439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90" calcext:value-type="float">
            <text:p>59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13414634146" calcext:value-type="float">
            <text:p>1.134146341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table:number-columns-repeated="2"/>
          <table:table-cell table:style-name="ce1" office:value-type="string" calcext:value-type="string">
            <text:p>1r</text:p>
          </table:table-cell>
          <table:table-cell table:style-name="ce1" office:value-type="string" calcext:value-type="string">
            <text:p>2r</text:p>
          </table:table-cell>
          <table:table-cell table:style-name="ce1" office:value-type="string" calcext:value-type="string">
            <text:p>3r</text:p>
          </table:table-cell>
          <table:table-cell table:style-name="ce1" office:value-type="string" calcext:value-type="string">
            <text:p>4r</text:p>
          </table:table-cell>
          <table:table-cell/>
          <table:table-cell table:style-name="ce1" office:value-type="string" calcext:value-type="string">
            <text:p>1r</text:p>
          </table:table-cell>
          <table:table-cell table:style-name="ce1" office:value-type="string" calcext:value-type="string">
            <text:p>2r</text:p>
          </table:table-cell>
          <table:table-cell table:style-name="ce1" office:value-type="string" calcext:value-type="string">
            <text:p>3r</text:p>
          </table:table-cell>
          <table:table-cell table:style-name="ce1" office:value-type="string" calcext:value-type="string">
            <text:p>4r</text:p>
          </table:table-cell>
        </table:table-row>
        <table:table-row table:style-name="ro1">
          <table:table-cell table:style-name="ce2" table:formula="of:=AVERAGE([.A1:.A20])" office:value-type="float" office:value="1039.4" calcext:value-type="float">
            <text:p>1039.4</text:p>
          </table:table-cell>
          <table:table-cell table:style-name="ce2" table:formula="of:=AVERAGE([.B1:.B10])" office:value-type="float" office:value="603.2" calcext:value-type="float">
            <text:p>603.2</text:p>
          </table:table-cell>
          <table:table-cell table:style-name="ce2" table:formula="of:=AVERAGE([.C1:.C20])" office:value-type="float" office:value="0" calcext:value-type="float">
            <text:p>0</text:p>
          </table:table-cell>
          <table:table-cell table:style-name="ce2" table:formula="of:=AVERAGE([.D1:.D20])"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meetings</text:p>
          </table:table-cell>
          <table:table-cell table:number-columns-repeated="4"/>
          <table:table-cell office:value-type="string" calcext:value-type="string">
            <text:p>time of</text:p>
          </table:table-cell>
          <table:table-cell/>
          <table:table-cell table:formula="of:=AVERAGE([.N1:.N20])" office:value-type="string" office:string-value="" calcext:value-type="error">
            <text:p>#DIV/0!</text:p>
          </table:table-cell>
          <table:table-cell table:formula="of:=AVERAGE([.O1:.O20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formula="of:=MIN([.A1:.A20])" office:value-type="float" office:value="1012" calcext:value-type="float">
            <text:p>1012</text:p>
          </table:table-cell>
          <table:table-cell table:style-name="Default" table:formula="of:=MIN([.B1:.B20])" office:value-type="float" office:value="540" calcext:value-type="float">
            <text:p>540</text:p>
          </table:table-cell>
          <table:table-cell table:style-name="Default" table:formula="of:=MIN([.C1:.C20])" office:value-type="float" office:value="0" calcext:value-type="float">
            <text:p>0</text:p>
          </table:table-cell>
          <table:table-cell table:style-name="Default" table:formula="of:=MIN([.D1:.D20])" office:value-type="float" office:value="0" calcext:value-type="float">
            <text:p>0</text:p>
          </table:table-cell>
          <table:table-cell office:value-type="string" calcext:value-type="string">
            <text:p>min</text:p>
          </table:table-cell>
          <table:table-cell table:number-columns-repeated="8"/>
          <table:table-cell office:value-type="string" calcext:value-type="string">
            <text:p>fraction</text:p>
          </table:table-cell>
          <table:table-cell/>
        </table:table-row>
        <table:table-row table:style-name="ro1">
          <table:table-cell table:style-name="Default" table:formula="of:=MAX([.A1:.A20])" office:value-type="float" office:value="1062" calcext:value-type="float">
            <text:p>1062</text:p>
          </table:table-cell>
          <table:table-cell table:style-name="Default" table:formula="of:=MAX([.B1:.B20])" office:value-type="float" office:value="660" calcext:value-type="float">
            <text:p>660</text:p>
          </table:table-cell>
          <table:table-cell table:style-name="Default" table:formula="of:=MAX([.C1:.C20])" office:value-type="float" office:value="0" calcext:value-type="float">
            <text:p>0</text:p>
          </table:table-cell>
          <table:table-cell table:style-name="Default" table:formula="of:=MAX([.D1:.D20])"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';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table:formula="of:=SQRT(VAR([.A1:.A20]))" office:value-type="float" office:value="15.4502786742217" calcext:value-type="float">
            <text:p>15.4502786742</text:p>
          </table:table-cell>
          <table:table-cell table:style-name="Default" table:formula="of:=SQRT(VAR([.B1:.B20]))" office:value-type="float" office:value="34.8769264700891" calcext:value-type="float">
            <text:p>34.8769264701</text:p>
          </table:table-cell>
          <table:table-cell table:style-name="Default" table:formula="of:=SQRT(VAR([.C1:.C20]))" office:value-type="float" office:value="0" calcext:value-type="float">
            <text:p>0</text:p>
          </table:table-cell>
          <table:table-cell table:style-name="Default" table:formula="of:=SQRT(VAR([.D1:.D20]))" office:value-type="float" office:value="0" calcext:value-type="float">
            <text:p>0</text:p>
          </table:table-cell>
          <table:table-cell office:value-type="string" calcext:value-type="string">
            <text:p>sigma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15:02:19.290559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19:09.547701876</meta:creation-date>
    <dc:date>2018-08-31T16:20:34.462002618</dc:date>
    <meta:editing-duration>PT14H26M49S</meta:editing-duration>
    <meta:editing-cycles>35</meta:editing-cycles>
    <meta:generator>LibreOffice/4.2.8.2$Linux_X86_64 LibreOffice_project/420m0$Build-2</meta:generator>
    <meta:document-statistic meta:table-count="1" meta:cell-count="121" meta:object-count="0"/>
  </office:meta>
</office:document-meta>
</file>